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92a1" officeooo:paragraph-rsid="00089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rwwfq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04:24:16.291000000</meta:creation-date>
    <dc:date>2024-12-16T04:24:23.005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5.1.2$Windows_X86_64 LibreOffice_project/fcbaee479e84c6cd81291587d2ee68cba099e129</meta:generator>
  </office:meta>
</office:document-meta>
</file>